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714" officeooo:paragraph-rsid="00182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Branch(Branchid varchar(50)primary key NOT NULL,Branchname varchar(50)NOT NULL,HOD varchar(50)NOT NULL);</text:p>
      <text:p text:style-name="P1"/>
      <text:p text:style-name="P1">create table Student(USN varchar(50)Primary key NOT NULL,name varchar(50)NOT NULL,Address varchar(50)NOT NULL,Branchid varchar(50),foreign key(Branchid) references Branch(Branchid),sem varchar(5)NOT NULL);</text:p>
      <text:p text:style-name="P1"/>
      <text:p text:style-name="P1">create table Author(Authorid varchar(50)primary key NOT NULL,authorname varchar(50)NOT NULL,country varchar(50)NOT NULL,age varchar(50)NOT NULL);</text:p>
      <text:p text:style-name="P1"/>
      <text:p text:style-name="P1">create table Book(Bookid varchar(50)primary key NOT NULL,Bookname varchar(50)NOT NULL,Authorid varchar(50),foreign key(Authorid) referen</text:p>
      <text:p text:style-name="P1">ces Author(Authorid));</text:p>
      <text:p text:style-name="P1"/>
      <text:p text:style-name="P1">create table Borrow(USN varchar(50),foreign key(USN) references Student(USN),Bookid varchar(50),foreign key(Bookid) references Book(Bookid),Borrowed_date varchar(50)NOT NULL);</text:p>
      <text:p text:style-name="P1"/>
      <text:p text:style-name="P1">mysql&gt; show tables;</text:p>
      <text:p text:style-name="P1">+-----------------------------+</text:p>
      <text:p text:style-name="P1">| Tables_in_VP21MC045_College |</text:p>
      <text:p text:style-name="P1">+-----------------------------+</text:p>
      <text:p text:style-name="P1">| Author <text:s text:c="21"/>|</text:p>
      <text:p text:style-name="P1">| Book <text:s text:c="23"/>|</text:p>
      <text:p text:style-name="P1">| Borrow <text:s text:c="21"/>|</text:p>
      <text:p text:style-name="P1">| Branch <text:s text:c="21"/>|</text:p>
      <text:p text:style-name="P1">| Student <text:s text:c="20"/>|</text:p>
      <text:p text:style-name="P1">+-----------------------------+</text:p>
      <text:p text:style-name="P1">5 rows in set (0.01 sec)</text:p>
      <text:p text:style-name="P1"/>
      <text:p text:style-name="P1">mysql&gt; desc Branch;</text:p>
      <text:p text:style-name="P1">+------------+-------------+------+-----+---------+-------+</text:p>
      <text:p text:style-name="P1">| Field <text:s text:c="5"/>| Type <text:s text:c="7"/>| Null | Key | Default | Extra |</text:p>
      <text:p text:style-name="P1">+------------+-------------+------+-----+---------+-------+</text:p>
      <text:p text:style-name="P1">| Branchid <text:s text:c="2"/>| varchar(50) | NO <text:s text:c="2"/>| PRI | NULL <text:s text:c="3"/>| <text:s text:c="6"/>|</text:p>
      <text:p text:style-name="P1">| Branchname | varchar(50) | NO <text:s text:c="2"/>| <text:s text:c="4"/>| NULL <text:s text:c="3"/>| <text:s text:c="6"/>|</text:p>
      <text:p text:style-name="P1">| HOD <text:s text:c="7"/>| varchar(50) | NO <text:s text:c="2"/>| <text:s text:c="4"/>| NULL <text:s text:c="3"/>| <text:s text:c="6"/>|</text:p>
      <text:p text:style-name="P1">+------------+-------------+------+-----+---------+-------+</text:p>
      <text:p text:style-name="P1">3 rows in set (0.01 sec)</text:p>
      <text:p text:style-name="P1"/>
      <text:p text:style-name="P1">mysql&gt; desc Student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USN <text:s text:c="5"/>| varchar(50) | NO <text:s text:c="2"/>| PRI | NULL <text:s text:c="3"/>| <text:s text:c="6"/>|</text:p>
      <text:p text:style-name="P1">| name <text:s text:c="4"/>| varchar(50) | NO <text:s text:c="2"/>| <text:s text:c="4"/>| NULL <text:s text:c="3"/>| <text:s text:c="6"/>|</text:p>
      <text:p text:style-name="P1">| Address <text:s/>| varchar(50) | NO <text:s text:c="2"/>| <text:s text:c="4"/>| NULL <text:s text:c="3"/>| <text:s text:c="6"/>|</text:p>
      <text:p text:style-name="P1">| Branchid | varchar(50) | YES <text:s/>| MUL | NULL <text:s text:c="3"/>| <text:s text:c="6"/>|</text:p>
      <text:p text:style-name="P1">| sem <text:s text:c="5"/>| varchar(5) <text:s/>| NO <text:s text:c="2"/>| <text:s text:c="4"/>| NULL <text:s text:c="3"/>| <text:s text:c="6"/>|</text:p>
      <text:p text:style-name="P1">+----------+-------------+------+-----+---------+-------+</text:p>
      <text:p text:style-name="P1">5 rows in set (0.00 sec)</text:p>
      <text:p text:style-name="P1"/>
      <text:p text:style-name="P1"><text:soft-page-break/>mysql&gt; desc Author;</text:p>
      <text:p text:style-name="P1">+------------+-------------+------+-----+---------+-------+</text:p>
      <text:p text:style-name="P1">| Field <text:s text:c="5"/>| Type <text:s text:c="7"/>| Null | Key | Default | Extra |</text:p>
      <text:p text:style-name="P1">+------------+-------------+------+-----+---------+-------+</text:p>
      <text:p text:style-name="P1">| Authorid <text:s text:c="2"/>| varchar(50) | NO <text:s text:c="2"/>| PRI | NULL <text:s text:c="3"/>| <text:s text:c="6"/>|</text:p>
      <text:p text:style-name="P1">| authorname | varchar(50) | NO <text:s text:c="2"/>| <text:s text:c="4"/>| NULL <text:s text:c="3"/>| <text:s text:c="6"/>|</text:p>
      <text:p text:style-name="P1">| country <text:s text:c="3"/>| varchar(50) | NO <text:s text:c="2"/>| <text:s text:c="4"/>| NULL <text:s text:c="3"/>| <text:s text:c="6"/>|</text:p>
      <text:p text:style-name="P1">| age <text:s text:c="7"/>| varchar(50) | NO <text:s text:c="2"/>| <text:s text:c="4"/>| NULL <text:s text:c="3"/>| <text:s text:c="6"/>|</text:p>
      <text:p text:style-name="P1">+------------+-------------+------+-----+---------+-------+</text:p>
      <text:p text:style-name="P1">4 rows in set (0.00 sec)</text:p>
      <text:p text:style-name="P1"/>
      <text:p text:style-name="P1">mysql&gt; desc Book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Bookid <text:s text:c="2"/>| varchar(50) | NO <text:s text:c="2"/>| PRI | NULL <text:s text:c="3"/>| <text:s text:c="6"/>|</text:p>
      <text:p text:style-name="P1">| Bookname | varchar(50) | NO <text:s text:c="2"/>| <text:s text:c="4"/>| NULL <text:s text:c="3"/>| <text:s text:c="6"/>|</text:p>
      <text:p text:style-name="P1">| Authorid | varchar(50) | YES <text:s/>| MUL | NULL <text:s text:c="3"/>| <text:s text:c="6"/>|</text:p>
      <text:p text:style-name="P1">+----------+-------------+------+-----+---------+-------+</text:p>
      <text:p text:style-name="P1">3 rows in set (0.00 sec)</text:p>
      <text:p text:style-name="P1"/>
      <text:p text:style-name="P1"/>
      <text:p text:style-name="P1">mysql&gt; desc Borrow;</text:p>
      <text:p text:style-name="P1">+---------------+-------------+------+-----+---------+-------+</text:p>
      <text:p text:style-name="P1">| Field <text:s text:c="8"/>| Type <text:s text:c="7"/>| Null | Key | Default | Extra |</text:p>
      <text:p text:style-name="P1">+---------------+-------------+------+-----+---------+-------+</text:p>
      <text:p text:style-name="P1">| USN <text:s text:c="10"/>| varchar(50) | YES <text:s/>| MUL | NULL <text:s text:c="3"/>| <text:s text:c="6"/>|</text:p>
      <text:p text:style-name="P1">| Bookid <text:s text:c="7"/>| varchar(50) | YES <text:s/>| MUL | NULL <text:s text:c="3"/>| <text:s text:c="6"/>|</text:p>
      <text:p text:style-name="P1">| Borrowed_date | varchar(50) | NO <text:s text:c="2"/>| <text:s text:c="4"/>| NULL <text:s text:c="3"/>| <text:s text:c="6"/>|</text:p>
      <text:p text:style-name="P1">+---------------+-------------+------+-----+---------+-------+</text:p>
      <text:p text:style-name="P1">3 rows in set (0.00 sec)</text:p>
      <text:p text:style-name="P1"/>
      <text:p text:style-name="P1">mysql&gt; insert into Branch values("b1","MCA","Dr.Vandana");</text:p>
      <text:p text:style-name="P1">Query OK, 1 row affected (0.00 sec)</text:p>
      <text:p text:style-name="P1"/>
      <text:p text:style-name="P1">mysql&gt; insert into Branch values("b2","MBA","Dr.Iyer");</text:p>
      <text:p text:style-name="P1">Query OK, 1 row affected (0.01 sec)</text:p>
      <text:p text:style-name="P1"/>
      <text:p text:style-name="P1">mysql&gt; insert into Branch values("b3","CS","Dr.Krishnamohan");</text:p>
      <text:p text:style-name="P1">Query OK, 1 row affected (0.00 sec)</text:p>
      <text:p text:style-name="P1"/>
      <text:p text:style-name="P1">mysql&gt; insert into Branch values("b4","Mech","Dr.Manjesh");</text:p>
      <text:p text:style-name="P1">Query OK, 1 row affected (0.00 sec)</text:p>
      <text:p text:style-name="P1"/>
      <text:p text:style-name="P1">mysql&gt; insert into Branch values("b5","Civil","Dr.Anand");</text:p>
      <text:p text:style-name="P1">Query OK, 1 row affected (0.00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5:14:07.677444111</meta:creation-date>
    <dc:date>2022-07-15T15:41:12.851046394</dc:date>
    <meta:editing-duration>PT6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5" meta:word-count="582" meta:character-count="4034" meta:non-whitespace-character-count="3165"/>
  </office:meta>
</office:document-meta>
</file>